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5362in"/>
    </style:style>
    <style:style style:name="co20" style:family="table-column">
      <style:table-column-properties fo:break-before="auto" style:column-width="4.4583in"/>
    </style:style>
    <style:style style:name="co21" style:family="table-column">
      <style:table-column-properties fo:break-before="auto" style:column-width="1.322in"/>
    </style:style>
    <style:style style:name="co22" style:family="table-column">
      <style:table-column-properties fo:break-before="auto" style:column-width="4.5028in"/>
    </style:style>
    <style:style style:name="co23" style:family="table-column">
      <style:table-column-properties fo:break-before="auto" style:column-width="0.9398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3.4839in"/>
    </style:style>
    <style:style style:name="co26" style:family="table-column">
      <style:table-column-properties fo:break-before="auto" style:column-width="4.7709in"/>
    </style:style>
    <style:style style:name="co27" style:family="table-column">
      <style:table-column-properties fo:break-before="auto" style:column-width="0.4283in"/>
    </style:style>
    <style:style style:name="co28" style:family="table-column">
      <style:table-column-properties fo:break-before="auto" style:column-width="5.0953in"/>
    </style:style>
    <style:style style:name="co29" style:family="table-column">
      <style:table-column-properties fo:break-before="auto" style:column-width="0.2752in"/>
    </style:style>
    <style:style style:name="co30" style:family="table-column">
      <style:table-column-properties fo:break-before="auto" style:column-width="4.572in"/>
    </style:style>
    <style:style style:name="co31" style:family="table-column">
      <style:table-column-properties fo:break-before="auto" style:column-width="5.2264in"/>
    </style:style>
    <style:style style:name="co32" style:family="table-column">
      <style:table-column-properties fo:break-before="auto" style:column-width="1.1055in"/>
    </style:style>
    <style:style style:name="co33" style:family="table-column">
      <style:table-column-properties fo:break-before="auto" style:column-width="1.600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ffff6d"/>
    </style:style>
    <style:style style:name="ta5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vertical-align="middle"/>
      <style:text-properties style:font-name="Cantarell"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ext-properties style:font-name="Cantarell" fo:font-size="11pt" style:font-size-asian="11pt" style:font-size-complex="11pt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ext-properties style:font-name="Cantarell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ext-properties style:font-name="Cantarel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ntarel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Cantarell" fo:font-size="11pt" style:font-size-asian="11pt" style:font-size-complex="11pt"/>
    </style:style>
    <style:style style:name="ce2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Cantarell" fo:font-size="11pt" style:font-size-asian="11pt" style:font-size-complex="11pt"/>
    </style:style>
    <style:style style:name="ce21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3" style:family="table-cell" style:parent-style-name="Default">
      <style:table-cell-properties fo:background-color="transparent"/>
      <style:text-properties style:font-name="Cantarell" fo:font-size="11pt" style:font-size-asian="11pt" style:font-size-complex="11pt"/>
    </style:style>
    <style:style style:name="ce224" style:family="table-cell" style:parent-style-name="Default">
      <style:table-cell-properties fo:background-color="transparent" style:vertical-align="top"/>
      <style:text-properties style:font-name="Cantarell" fo:font-size="11pt" style:font-size-asian="11pt" style:font-size-complex="11pt"/>
    </style:style>
    <style:style style:name="ce225" style:family="table-cell" style:parent-style-name="Default">
      <style:table-cell-properties style:vertical-align="top"/>
      <style:text-properties style:font-name="Cantarell" fo:font-size="11pt" style:font-size-asian="11pt" style:font-size-complex="11pt"/>
    </style:style>
    <style:style style:name="ce226" style:family="table-cell" style:parent-style-name="Default">
      <style:table-cell-properties fo:wrap-option="no-wrap" style:vertical-align="top"/>
      <style:text-properties style:font-name="Cantarell" fo:font-size="11pt" style:font-size-asian="11pt" style:font-size-complex="11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ntarell" fo:font-size="11pt" style:font-size-asian="11pt" style:font-size-complex="11pt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0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0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3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3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3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08"/>
        <table:table-column table:style-name="co13" table:default-cell-style-name="ce164"/>
        <table:table-column table:style-name="co18" table:default-cell-style-name="ce202"/>
        <table:table-column table:style-name="co17" table:default-cell-style-name="ce217"/>
        <table:table-column table:style-name="co5" table:default-cell-style-name="ce164"/>
        <table:table-column table:style-name="co11" table:default-cell-style-name="ce225"/>
        <table:table-column table:style-name="co5" table:default-cell-style-name="ce198"/>
        <table:table-column table:style-name="co5" table:number-columns-repeated="57" table:default-cell-style-name="ce164"/>
        <table:table-column table:style-name="co5" table:number-columns-repeated="16320" table:default-cell-style-name="ce198"/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 office:value-type="string" calcext:value-type="string">
            <text:p>Lin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09" office:value-type="string" calcext:value-type="string">
            <text:p>GIGABYTE A520M S2H AM4</text:p>
          </table:table-cell>
          <table:table-cell table:style-name="ce215" office:value-type="float" office:value="1084800" calcext:value-type="float">
            <text:p>1,084,800 </text:p>
          </table:table-cell>
          <table:table-cell/>
          <table:table-cell table:style-name="ce198"/>
          <table:table-cell table:style-name="ce225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09" office:value-type="string" calcext:value-type="string">
            <text:p>Ryzen 5 5600G</text:p>
          </table:table-cell>
          <table:table-cell table:style-name="ce213" office:value-type="float" office:value="1995001" calcext:value-type="float">
            <text:p>1,995,001 </text:p>
          </table:table-cell>
          <table:table-cell table:style-name="ce215" office:value-type="float" office:value="1449000" calcext:value-type="float">
            <text:p>1,449,000 </text:p>
          </table:table-cell>
          <table:table-cell table:style-name="ce198"/>
          <table:table-cell table:style-name="ce225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198" office:value-type="string" calcext:value-type="string">
            <text:p>Ganti Patriot Viper Steel x2</text:p>
          </table:table-cell>
          <table:table-cell table:style-name="ce225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AMING GeForce RTX 3050 6GB LP</text:p>
          </table:table-cell>
          <table:table-cell table:style-name="ce216" office:value-type="float" office:value="3036000" calcext:value-type="float">
            <text:p>3,036,000 </text:p>
          </table:table-cell>
          <table:table-cell/>
          <table:table-cell table:style-name="ce198"/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98"/>
          <table:table-cell table:style-name="ce225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2"/>
          <table:table-cell table:style-name="ce225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Viewsonic Vx2479 HD Pro</text:p>
          </table:table-cell>
          <table:table-cell table:style-name="ce215" office:value-type="float" office:value="1750000" calcext:value-type="float">
            <text:p>1,750,000 </text:p>
          </table:table-cell>
          <table:table-cell table:number-columns-repeated="2"/>
          <table:table-cell table:style-name="ce164"/>
          <table:table-cell/>
          <table:table-cell table:style-name="ce198"/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style-name="ce164" office:value-type="string" calcext:value-type="string">
            <text:p>Hose Genius Middle Tower Black RGB</text:p>
          </table:table-cell>
          <table:table-cell table:style-name="ce218" office:value-type="float" office:value="500000" calcext:value-type="float">
            <text:p>500,000 </text:p>
          </table:table-cell>
          <table:table-cell/>
          <table:table-cell table:style-name="ce198"/>
          <table:table-cell table:style-name="ce22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Gamen Titan Elite Switch</text:p>
          </table:table-cell>
          <table:table-cell table:style-name="ce219" office:value-type="float" office:value="227900" calcext:value-type="float">
            <text:p>227,900 </text:p>
          </table:table-cell>
          <table:table-cell table:number-columns-repeated="2"/>
          <table:table-cell table:style-name="ce164" office:value-type="string" calcext:value-type="string">
            <text:p>`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220" office:value-type="float" office:value="439000" calcext:value-type="float">
            <text:p>439,000 </text:p>
          </table:table-cell>
          <table:table-cell/>
          <table:table-cell table:style-name="ce198" office:value-type="string" calcext:value-type="string">
            <text:p>`</text:p>
          </table:table-cell>
          <table:table-cell table:style-name="ce16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98"/>
          <table:table-cell table:style-name="ce198" office:value-type="float" office:value="2882000" calcext:value-type="float">
            <text:p>2882000</text:p>
          </table:table-cell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98"/>
          <table:table-cell table:style-name="ce198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 office:value-type="string" calcext:value-type="string">
            <text:p>https://www.tokopedia.com/ascaryacomputer-1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4:.D23])" office:value-type="float" office:value="10776702" calcext:value-type="float">
            <text:p>10,776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7"/>
          <table:table-cell table:style-name="ce195"/>
          <table:table-cell table:style-name="ce161" office:value-type="string" calcext:value-type="string">
            <text:p>No Monitor, Keyboard, mouse, no VGA</text:p>
          </table:table-cell>
          <table:table-cell table:style-name="ce222" table:formula="of:=SUM([.D4:.D16])-[.D10]-[.D12]-[.D13]-[.D7]" office:value-type="float" office:value="5323802" calcext:value-type="float">
            <text:p>5,323,802 </text:p>
          </table:table-cell>
          <table:table-cell table:number-columns-repeated="2"/>
          <table:table-cell table:style-name="ce16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94" office:value-type="string" calcext:value-type="string">
            <text:p>With keyboard, Mouse, Monitor, no VGA</text:p>
          </table:table-cell>
          <table:table-cell table:style-name="ce221" table:formula="of:=SUM([.D4:.D17])-[.D7]" office:value-type="float" office:value="7740702" calcext:value-type="float">
            <text:p>7,740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/>
          <table:table-cell table:style-name="ce196"/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61"/>
          <table:table-cell table:style-name="ce194"/>
          <table:table-cell table:style-name="ce215"/>
          <table:table-cell table:number-columns-repeated="3"/>
          <table:table-cell table:style-name="ce198" table:number-columns-repeated="57"/>
          <table:table-cell table:number-columns-repeated="16320"/>
        </table:table-row>
        <table:table-row table:style-name="ro3">
          <table:table-cell table:style-name="ce105"/>
          <table:table-cell table:style-name="ce197"/>
          <table:table-cell table:style-name="ce212"/>
          <table:table-cell table:style-name="ce22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61" office:value-type="string" calcext:value-type="string">
            <text:p>ASUS PRIME A320M-K </text:p>
          </table:table-cell>
          <table:table-cell table:style-name="ce215" office:value-type="float" office:value="815000" calcext:value-type="float">
            <text:p>81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61" office:value-type="string" calcext:value-type="string">
            <text:p>Ryzen 5 5500</text:p>
          </table:table-cell>
          <table:table-cell table:style-name="ce215" office:value-type="float" office:value="1449000" calcext:value-type="float">
            <text:p>1,449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1"/>
          <table:table-cell table:style-name="ce216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/>
          <table:table-cell table:style-name="ce216"/>
          <table:table-cell/>
          <table:table-cell table:style-name="ce226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style-name="ce201" office:value-type="string" calcext:value-type="string">
            <text:p>Zotac GeForce RTX 3050 8 GB 128 Bit GDDR6 - Solo </text:p>
          </table:table-cell>
          <table:table-cell table:style-name="ce216" office:value-type="float" office:value="3000000" calcext:value-type="float">
            <text:p>3,0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2"/>
          <table:table-cell table:style-name="ce16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33:.D50])" office:value-type="float" office:value="5264000" calcext:value-type="float">
            <text:p>5,264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33:.D40])-[.D39]" office:value-type="float" office:value="5264000" calcext:value-type="float">
            <text:p>5,264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99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61" office:value-type="string" calcext:value-type="string">
            <text:p>X99</text:p>
          </table:table-cell>
          <table:table-cell table:style-name="ce215" office:value-type="float" office:value="900000" calcext:value-type="float">
            <text:p>9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61" office:value-type="string" calcext:value-type="string">
            <text:p>Intel Xeon 2680 v4</text:p>
          </table:table-cell>
          <table:table-cell table:style-name="ce215" office:value-type="float" office:value="400000" calcext:value-type="float">
            <text:p>4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1"/>
          <table:table-cell table:style-name="ce216"/>
          <table:table-cell table:number-columns-repeated="16380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eForce RTX 3050 8 GB 128 Bit GDDR6 - Solo </text:p>
          </table:table-cell>
          <table:table-cell table:style-name="ce216" office:value-type="float" office:value="3000000" calcext:value-type="float">
            <text:p>3,0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number-columns-repeated="3"/>
          <table:table-cell table:style-name="ce198"/>
          <table:table-cell table:number-columns-repeated="16378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number-columns-repeated="16382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1638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16382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2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60:.D77])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60:.D67])-[.D66]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 table:number-rows-repeated="11">
          <table:table-cell/>
          <table:table-cell table:style-name="ce198" table:number-columns-repeated="4"/>
          <table:table-cell table:number-columns-repeated="16379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19" table:default-cell-style-name="ce118"/>
        <table:table-column table:style-name="co20" table:default-cell-style-name="ce118"/>
        <table:table-column table:style-name="co21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4">
        <table:table-column table:style-name="co1" table:default-cell-style-name="ce106"/>
        <table:table-column table:style-name="co24" table:default-cell-style-name="ce112"/>
        <table:table-column table:style-name="co25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0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0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3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3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6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3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7" table:default-cell-style-name="Default"/>
        <table:table-column table:style-name="co28" table:default-cell-style-name="Default"/>
        <table:table-column table:style-name="co5" table:default-cell-style-name="ce297"/>
        <table:table-column table:style-name="co5" table:default-cell-style-name="Default"/>
        <table:table-row table:style-name="ro5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5" table:number-rows-repeated="104857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oftware" table:style-name="ta5">
        <table:table-column table:style-name="co29" table:default-cell-style-name="ce177"/>
        <table:table-column table:style-name="co30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5">
          <table:table-cell/>
          <table:table-cell table:style-name="Default" table:number-columns-repeated="2"/>
          <table:table-cell table:number-columns-repeated="61"/>
        </table:table-row>
        <table:table-row table:style-name="ro5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5" table:number-rows-repeated="2">
          <table:table-cell table:number-columns-repeated="64"/>
        </table:table-row>
        <table:table-row table:style-name="ro5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5" table:number-rows-repeated="2">
          <table:table-cell table:number-columns-repeated="64"/>
        </table:table-row>
        <table:table-row table:style-name="ro5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5" table:number-rows-repeated="1048538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1" table:default-cell-style-name="Default"/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5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6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5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2" table:default-cell-style-name="Default"/>
        <table:table-column table:style-name="co5" table:number-columns-repeated="5" table:default-cell-style-name="Default"/>
        <table:table-column table:style-name="co33" table:default-cell-style-name="Default"/>
        <table:table-column table:style-name="co34" table:default-cell-style-name="ce297"/>
        <table:table-column table:style-name="co5" table:default-cell-style-name="Default"/>
        <table:table-row table:style-name="ro5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5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5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5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5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5" table:number-rows-repeated="1048570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7">
          <table:table-cell table:style-name="ce298" office:value-type="string" calcext:value-type="string">
            <text:p>Best Case</text:p>
          </table:table-cell>
        </table:table-row>
        <table:table-row table:style-name="ro5">
          <table:table-cell office:value-type="string" calcext:value-type="string">
            <text:p>ABKONCORE BABYLON</text:p>
          </table:table-cell>
        </table:table-row>
        <table:table-row table:style-name="ro5">
          <table:table-cell office:value-type="string" calcext:value-type="string">
            <text:p>AEROCOOL TRINITY MINI V2 BLACK – mATX</text:p>
          </table:table-cell>
        </table:table-row>
        <table:table-row table:style-name="ro5">
          <table:table-cell office:value-type="string" calcext:value-type="string">
            <text:p>be quiet! Black Pure Base 500 FX BLACK - Side Tempered Glass</text:p>
          </table:table-cell>
        </table:table-row>
        <table:table-row table:style-name="ro5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5" table:default-cell-style-name="Default"/>
        <table:table-column table:style-name="co5" table:number-columns-repeated="2" table:default-cell-style-name="Default"/>
        <table:table-row table:style-name="ro5">
          <table:table-cell table:number-columns-repeated="3"/>
        </table:table-row>
        <table:table-row table:style-name="ro5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5">
          <table:table-cell table:number-columns-repeated="3"/>
        </table:table-row>
        <table:table-row table:style-name="ro8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5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9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4-07-03T02:22:51.057121648</dc:date>
    <meta:editing-duration>P18DT21H19M19S</meta:editing-duration>
    <meta:editing-cycles>945</meta:editing-cycles>
    <meta:generator>LibreOffice/24.2.4.2$FreeBSD_X86_64 LibreOffice_project/420$Build-2</meta:generator>
    <meta:document-statistic meta:table-count="17" meta:cell-count="1156" meta:object-count="0"/>
  </office:meta>
</office:document-meta>
</file>